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3493in" fo:margin-left="-0.0986in" fo:margin-top="0in" fo:margin-bottom="0in" table:align="left" style:writing-mode="page"/>
    </style:style>
    <style:style style:name="Table1.A" style:family="table-column">
      <style:table-column-properties style:column-width="0.8944in"/>
    </style:style>
    <style:style style:name="Table1.B" style:family="table-column">
      <style:table-column-properties style:column-width="1.4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7.1861in" fo:margin-left="-0.6903in" fo:margin-top="0in" fo:margin-bottom="0in" table:align="left" style:writing-mode="page"/>
    </style:style>
    <style:style style:name="Table2.A" style:family="table-column">
      <style:table-column-properties style:column-width="2.6576in"/>
    </style:style>
    <style:style style:name="Table2.B" style:family="table-column">
      <style:table-column-properties style:column-width="2.3701in"/>
    </style:style>
    <style:style style:name="Table2.C" style:family="table-column">
      <style:table-column-properties style:column-width="2.15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1042in" fo:padding-right="0.1042in" fo:padding-top="0.0521in" fo:padding-bottom="0.0521in" fo:border-left="0.25pt solid #d5dde9" fo:border-right="0.75pt solid #d5dde9" fo:border-top="0.25pt solid #d5dde9" fo:border-bottom="0.75pt solid #d5dde9">
        <style:background-image/>
      </style:table-cell-properties>
    </style:style>
    <style:style style:name="Table2.C1" style:family="table-cell">
      <style:table-cell-properties style:vertical-align="middle" fo:background-color="#ffffff" fo:padding-left="0.1042in" fo:padding-right="0.1042in" fo:padding-top="0.0521in" fo:padding-bottom="0.0521in" fo:border-left="0.25pt solid #d5dde9" fo:border-right="none" fo:border-top="0.25pt solid #d5dde9" fo:border-bottom="0.75pt solid #d5dde9">
        <style:background-image/>
      </style:table-cell-properties>
    </style:style>
    <style:style style:name="Table2.A2" style:family="table-cell">
      <style:table-cell-properties style:vertical-align="middle" fo:background-color="#ffffff" fo:padding-left="0.1042in" fo:padding-right="0.1042in" fo:padding-top="0.0521in" fo:padding-bottom="0.0521in" fo:border-left="0.25pt solid #d5dde9" fo:border-right="0.75pt solid #d5dde9" fo:border-top="0.25pt solid #d5dde9" fo:border-bottom="none">
        <style:background-image/>
      </style:table-cell-properties>
    </style:style>
    <style:style style:name="Table2.C2" style:family="table-cell">
      <style:table-cell-properties style:vertical-align="middle" fo:background-color="#ffffff" fo:padding-left="0.1042in" fo:padding-right="0.1042in" fo:padding-top="0.0521in" fo:padding-bottom="0.0521in" fo:border-left="0.25pt solid #d5dde9" fo:border-right="none" fo:border-top="0.25pt solid #d5dde9" fo:border-bottom="none">
        <style:background-image/>
      </style:table-cell-properties>
    </style:style>
    <style:style style:name="Table3" style:family="table">
      <style:table-properties style:width="7.1861in" fo:margin-left="-0.6903in" fo:margin-top="0in" fo:margin-bottom="0in" table:align="left" style:writing-mode="page"/>
    </style:style>
    <style:style style:name="Table3.A" style:family="table-column">
      <style:table-column-properties style:column-width="2.6576in"/>
    </style:style>
    <style:style style:name="Table3.B" style:family="table-column">
      <style:table-column-properties style:column-width="2.1563in"/>
    </style:style>
    <style:style style:name="Table3.C" style:family="table-column">
      <style:table-column-properties style:column-width="2.3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fffff" fo:padding-left="0.1042in" fo:padding-right="0.1042in" fo:padding-top="0.0521in" fo:padding-bottom="0.0521in" fo:border-left="0.25pt solid #d5dde9" fo:border-right="0.75pt solid #d5dde9" fo:border-top="0.25pt solid #d5dde9" fo:border-bottom="0.75pt solid #d5dde9">
        <style:background-image/>
      </style:table-cell-properties>
    </style:style>
    <style:style style:name="Table3.C1" style:family="table-cell">
      <style:table-cell-properties style:vertical-align="middle" fo:background-color="#ffffff" fo:padding-left="0.1042in" fo:padding-right="0.1042in" fo:padding-top="0.0521in" fo:padding-bottom="0.0521in" fo:border-left="0.25pt solid #d5dde9" fo:border-right="none" fo:border-top="0.25pt solid #d5dde9" fo:border-bottom="0.75pt solid #d5dde9">
        <style:background-image/>
      </style:table-cell-properties>
    </style:style>
    <style:style style:name="Table3.A2" style:family="table-cell">
      <style:table-cell-properties style:vertical-align="middle" fo:background-color="#ffffff" fo:padding-left="0.1042in" fo:padding-right="0.1042in" fo:padding-top="0.0521in" fo:padding-bottom="0.0521in" fo:border-left="0.25pt solid #d5dde9" fo:border-right="0.75pt solid #d5dde9" fo:border-top="0.25pt solid #d5dde9" fo:border-bottom="none">
        <style:background-image/>
      </style:table-cell-properties>
    </style:style>
    <style:style style:name="Table3.C2" style:family="table-cell">
      <style:table-cell-properties style:vertical-align="middle" fo:background-color="#ffffff" fo:padding-left="0.1042in" fo:padding-right="0.1042in" fo:padding-top="0.0521in" fo:padding-bottom="0.0521in" fo:border-left="0.25pt solid #d5dde9" fo:border-right="none" fo:border-top="0.25pt solid #d5dde9" fo:border-bottom="none">
        <style:background-image/>
      </style:table-cell-properties>
    </style:style>
    <style:style style:name="P1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fo:background-color="#a1467e"/>
    </style:style>
    <style:style style:name="P3" style:family="paragraph" style:parent-style-name="Normal_20__28_Web_29_">
      <loext:graphic-properties draw:fill="solid" draw:fill-color="#ffffff"/>
      <style:paragraph-properties fo:margin-top="0in" fo:margin-bottom="0.1043in" style:contextual-spacing="false" fo:background-color="#ffffff"/>
      <style:text-properties officeooo:paragraph-rsid="001673f4" fo:background-color="#a1467e"/>
    </style:style>
    <style:style style:name="P4" style:family="paragraph" style:parent-style-name="Standard">
      <loext:graphic-properties draw:fill="solid" draw:fill-color="#ffffff"/>
      <style:paragraph-properties fo:margin-top="0.1563in" fo:margin-bottom="0.1563in" style:contextual-spacing="false" fo:line-height="100%" fo:background-color="#ffffff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 style:font-style-complex="italic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 style:font-style-complex="italic"/>
    </style:style>
    <style:style style:name="P9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6pt" style:font-size-complex="16pt" style:font-weight-complex="bold"/>
    </style:style>
    <style:style style:name="T7" style:family="text">
      <style:text-properties fo:font-size="16pt" style:font-size-asian="16pt" style:font-size-complex="16pt" style:font-style-complex="italic"/>
    </style:style>
    <style:style style:name="T8" style:family="text">
      <style:text-properties fo:font-size="16pt" style:font-size-asian="16pt" style:font-size-complex="16pt" style:font-style-complex="italic" style:font-weight-complex="bold"/>
    </style:style>
    <style:style style:name="T9" style:family="text">
      <style:text-properties fo:font-size="16pt" style:text-underline-style="solid" style:text-underline-width="auto" style:text-underline-color="font-color" style:font-size-asian="16pt" style:font-size-complex="16pt" style:font-weight-complex="bold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6pt" fo:font-style="italic" style:font-size-asian="16pt" style:font-style-asian="italic" style:font-size-complex="16pt" style:font-style-complex="italic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weight-complex="bold"/>
    </style:style>
    <style:style style:name="T13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17" style:family="text">
      <style:text-properties fo:font-size="14pt" fo:font-style="italic" style:font-size-asian="14pt" style:font-style-asian="italic" style:font-size-complex="14pt" style:font-weight-complex="bold"/>
    </style:style>
    <style:style style:name="T18" style:family="text"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T19" style:family="text"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 style:font-weight-complex="bold"/>
    </style:style>
    <style:style style:name="T20" style:family="text"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 style:font-style-complex="italic"/>
    </style:style>
    <style:style style:name="T21" style:family="text"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 style:font-style-complex="italic"/>
    </style:style>
    <style:style style:name="T22" style:family="text">
      <style:text-properties fo:color="#000000" loext:opacity="100%" style:font-name="Arial" fo:font-size="16pt" fo:font-weight="bold" style:font-size-asian="16pt" style:font-weight-asian="bold" style:font-name-complex="Arial1" style:font-size-complex="16pt" style:font-weight-complex="bold"/>
    </style:style>
    <style:style style:name="T23" style:family="text">
      <style:text-properties fo:color="#000000" loext:opacity="100%" style:font-name="Arial" fo:font-size="16pt" style:font-size-asian="16pt" style:font-name-complex="Arial1" style:font-size-complex="16pt"/>
    </style:style>
    <style:style style:name="T24" style:family="text">
      <style:text-properties fo:color="#000000" loext:opacity="100%" style:font-name="Arial" fo:font-size="16pt" style:font-size-asian="16pt" style:font-name-complex="Arial1" style:font-size-complex="16pt" style:font-weight-complex="bold"/>
    </style:style>
    <style:style style:name="T25" style:family="text">
      <style:text-properties fo:color="#000000" loext:opacity="100%" style:font-name="Arial" fo:font-size="16pt" officeooo:rsid="001673f4" style:font-size-asian="16pt" style:font-name-complex="Arial1" style:font-size-complex="16pt"/>
    </style:style>
    <style:style style:name="T26" style:family="text">
      <style:text-properties fo:color="#000000" loext:opacity="100%" style:font-name="Arial" fo:font-size="16pt" fo:font-style="normal" style:font-size-asian="16pt" style:font-style-asian="normal" style:font-name-complex="Arial1" style:font-size-complex="16pt"/>
    </style:style>
    <style:style style:name="T27" style:family="text">
      <style:text-properties fo:color="#000000" loext:opacity="100%" style:font-name="Arial" fo:font-size="16pt" fo:font-style="normal" fo:background-color="#a1467e" loext:char-shading-value="0" style:font-size-asian="16pt" style:font-style-asian="normal" style:font-name-complex="Arial1" style:font-size-complex="16pt"/>
    </style:style>
    <style:style style:name="T28" style:family="text">
      <style:text-properties fo:color="#000000" loext:opacity="100%" style:font-name="Arial" fo:font-size="16pt" fo:font-style="normal" fo:background-color="#a1467e" loext:char-shading-value="0" style:font-size-asian="16pt" style:font-style-asian="normal" style:font-name-complex="Arial1" style:font-size-complex="16pt"/>
    </style:style>
    <style:style style:name="T29" style:family="text">
      <style:text-properties fo:color="#000000" loext:opacity="100%" style:font-name="Arial" fo:font-size="16pt" fo:font-style="italic" style:font-size-asian="16pt" style:font-style-asian="italic" style:font-name-complex="Arial1" style:font-size-complex="16pt"/>
    </style:style>
    <style:style style:name="T30" style:family="text">
      <style:text-properties fo:color="#000000" loext:opacity="100%" style:font-name="Arial" fo:font-size="16pt" fo:font-style="italic" style:font-size-asian="16pt" style:font-style-asian="italic" style:font-name-complex="Arial1" style:font-size-complex="16pt" style:font-weight-complex="bold"/>
    </style:style>
    <style:style style:name="T31" style:family="text">
      <style:text-properties fo:color="#000000" loext:opacity="100%" style:font-name="Arial" fo:font-size="16pt" fo:font-style="italic" fo:background-color="#a1467e" loext:char-shading-value="0" style:font-size-asian="16pt" style:font-style-asian="italic" style:font-name-complex="Arial1" style:font-size-complex="16pt" style:font-weight-complex="bold"/>
    </style:style>
    <style:style style:name="T32" style:family="text">
      <style:text-properties fo:color="#000000" loext:opacity="100%" style:font-name="Arial" fo:font-size="16pt" fo:font-style="italic" fo:background-color="#a1467e" loext:char-shading-value="0" style:font-size-asian="16pt" style:font-style-asian="italic" style:font-name-complex="Arial1" style:font-size-complex="16pt" style:font-weight-complex="bold"/>
    </style:style>
    <style:style style:name="T33" style:family="text">
      <style:text-properties fo:color="#000000" loext:opacity="100%" style:font-name="Arial" fo:font-size="16pt" fo:background-color="#a1467e" loext:char-shading-value="0" style:font-size-asian="16pt" style:font-name-complex="Arial1" style:font-size-complex="16pt"/>
    </style:style>
    <style:style style:name="T34" style:family="text">
      <style:text-properties fo:color="#000000" loext:opacity="100%" style:font-name="Arial" fo:font-size="16pt" officeooo:rsid="001673f4" fo:background-color="#a1467e" loext:char-shading-value="0" style:font-size-asian="16pt" style:font-name-complex="Arial1" style:font-size-complex="16pt"/>
    </style:style>
    <style:style style:name="T35" style:family="text">
      <style:text-properties fo:color="#000000" loext:opacity="100%" style:font-name="Arial" fo:font-size="16pt" officeooo:rsid="001673f4" fo:background-color="#a1467e" loext:char-shading-value="0" style:font-size-asian="16pt" style:font-name-complex="Arial1" style:font-size-complex="16pt"/>
    </style:style>
    <style:style style:name="T36" style:family="text">
      <style:text-properties fo:color="#000000" loext:opacity="100%" style:font-name="Arial" fo:font-size="16pt" fo:background-color="#a1467e" loext:char-shading-value="0" style:font-size-asian="16pt" style:font-name-complex="Arial1" style:font-size-complex="16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9"><text:span text:style-name="T2">Чужая речь</text:span><text:span text:style-name="T6"> — это высказывания автора или других лиц. Чужой речью может быть устная речь, письменная речь или мысли, не записанные и не высказанные вслух. </text:span><text:span text:style-name="T2">Чужая речь может быть передана двумя</text:span><text:span text:style-name="T6"> </text:span><text:span text:style-name="T2">способами:</text:span><text:span text:style-name="T6"> </text:span><text:span text:style-name="T9">прямой речью и косвенной речью.</text:span></text:p>
      <text:p text:style-name="Standard" loext:marker-style-name="T6"><text:span text:style-name="T2">1.Прямая речь</text:span><text:span text:style-name="T6"> — это чужая речь, воспроизведённая без каких-либо изменений, переданная от лица того, кто её произнёс, написал или подумал:</text:span></text:p>
      <text:p text:style-name="Standard" loext:marker-style-name="T12"><text:span text:style-name="T11">Ваня сказал мне: «Я хочу поиграть с тобой».</text:span><text:span text:style-name="T11"/></text:p>
      <text:p text:style-name="Standard" loext:marker-style-name="T12"><text:span text:style-name="T11">«Какое красивое платье!» – подумала Маша.</text:span><text:span text:style-name="T11"/></text:p>
      <text:p text:style-name="Standard" loext:marker-style-name="T2"><text:span text:style-name="T2">Прямая речь состоит из двух частей: </text:span><text:span text:style-name="T2"/></text:p>
      <text:p text:style-name="Standard" loext:marker-style-name="T6"><text:span text:style-name="T6"><text:s text:c="20"/>прямой речи </text:span><text:span text:style-name="T2">(П)</text:span><text:span text:style-name="T6"> и слов автора </text:span><text:span text:style-name="T2">(А).</text:span><text:span text:style-name="T6"> </text:span></text:p>
      <text:p text:style-name="Standard" loext:marker-style-name="T6"><text:span text:style-name="T2">Прямая речь </text:span><text:span text:style-name="T6">— это слова какого-либо лица,</text:span></text:p>
      <text:p text:style-name="Standard" loext:marker-style-name="T6"><text:span text:style-name="T6"> </text:span><text:span text:style-name="T2">слова автора</text:span><text:span text:style-name="T6"> — слова, сопровождающие прямую речь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14"><text:span text:style-name="T14"><text:s text:c="5"/>А</text:span><text:span text:style-name="T14"/></text:p>
          </table:table-cell>
          <table:table-cell table:style-name="Table1.A1" office:value-type="string">
            <text:p text:style-name="Standard" loext:marker-style-name="T14"><text:span text:style-name="T14"><text:s text:c="12"/>П</text:span><text:span text:style-name="T14"/></text:p>
          </table:table-cell>
        </table:table-row>
        <table:table-row table:style-name="Table1.1">
          <table:table-cell table:style-name="Table1.A1" office:value-type="string">
            <text:p text:style-name="Standard" loext:marker-style-name="T17"><text:span text:style-name="T16">Я сказал:</text:span><text:span text:style-name="T16"/></text:p>
          </table:table-cell>
          <table:table-cell table:style-name="Table1.A1" office:value-type="string">
            <text:p text:style-name="Standard" loext:marker-style-name="T17"><text:span text:style-name="T16">«Идём со мной».</text:span><text:span text:style-name="T16"/></text:p>
          </table:table-cell>
        </table:table-row>
      </table:table>
      <text:p text:style-name="Standard" loext:marker-style-name="T6"><text:span text:style-name="T6">Слова автора </text:span><text:span text:style-name="T2">могут указывать</text:span><text:span text:style-name="T6">: кому принадлежит прямая речь, когда, как или при каких обстоятельствах она была произнесена.</text:span></text:p>
      <text:p text:style-name="Standard" loext:marker-style-name="T2"><text:span text:style-name="T8">«Осторожно!" – </text:span><text:span text:style-name="T4">предупредил охотник, показывая на капкан.</text:span></text:p>
      <text:p text:style-name="Standard" loext:marker-style-name="T6"><text:span text:style-name="T2">2.Предложения с косвенной речью</text:span><text:span text:style-name="T6"> — это сложноподчинённые предложения с придаточной изъяснительной частью. В главной части содержатся слова автора, в придаточной — чужая речь.</text:span></text:p>
      <text:p text:style-name="Standard" loext:marker-style-name="T5"><text:soft-page-break/><text:span text:style-name="T5">Придаточная часть всегда стоит после главной части; зависит от глагола речи, находящегося в главной части. Обе части связываются с помощью союзов или союзных слов, исполняющих функции союзов.</text:span><text:span text:style-name="T5"/></text:p>
      <text:p text:style-name="Standard" loext:marker-style-name="T10"><text:span text:style-name="T10"><text:s/>[Я спросил], (когда мы уезжаем).<text:line-break/>[Ефремов сказал], (что ничем ему помочь больше не может).</text:span><text:span text:style-name="T10"/></text:p>
      <text:p text:style-name="Standard" loext:marker-style-name="T10"><text:span text:style-name="T10">[Света попросила], (чтобы я купил хлеба).</text:span><text:span text:style-name="T10"/></text:p>
      <text:p text:style-name="Standard" loext:marker-style-name="T5"><text:span text:style-name="T1">3</text:span><text:span text:style-name="T5">.</text:span><text:span text:style-name="T1">При переводе предложений с прямой речью в косвенную</text:span><text:span text:style-name="T5"> следует помнить, что в прямой речи местоимения и формы лица глагола даны с точки зрения того, кому принадлежит речь, а в косвенной речи — с точки зрения говорящего.</text:span></text:p>
      <text:p text:style-name="Standard" loext:marker-style-name="T5"><text:span text:style-name="T10">Павел сказал: «Я, конечно, рад за Ирину».</text:span><text:span text:style-name="T7">(Прямая речь).</text:span><text:span text:style-name="T10"><text:line-break/>Павел сказал, что он рад за Ирину</text:span><text:span text:style-name="T7">.(Косвенная речь)</text:span><text:span text:style-name="T5"> </text:span></text:p>
      <text:p text:style-name="Standard" loext:marker-style-name="T1"><text:span text:style-name="T1">4.Придаточные части, передающие чужую речь,</text:span><text:span text:style-name="T5"> присоединяются к главным частям с помощью союзов </text:span><text:span text:style-name="T2">что</text:span><text:span text:style-name="T1">, будто, чтобы, ли</text:span><text:span text:style-name="T5"> или союзных слов </text:span><text:span text:style-name="T2">когда</text:span><text:span text:style-name="T1">, где, кто и др. </text:span></text:p>
      <text:p text:style-name="Standard" loext:marker-style-name="T5"><text:span text:style-name="T1">5</text:span><text:span text:style-name="T5">.Союзы </text:span><text:span text:style-name="T1">что, будто</text:span><text:span text:style-name="T5"> употребляются в том случае, если чужая речь представляет собой повествовательное предложение.</text:span></text:p>
      <text:p text:style-name="Standard" loext:marker-style-name="T10"><text:span text:style-name="T10"><text:s/>Он рассказывал, будто в лесу видел живого тигра.</text:span><text:span text:style-name="T10"/></text:p>
      <text:p text:style-name="Standard" loext:marker-style-name="T5"><text:span text:style-name="T5">Союз </text:span><text:span text:style-name="T1">чтобы </text:span><text:span text:style-name="T5">— если чужая речь представляет собой побудительное предложение.</text:span></text:p>
      <text:p text:style-name="Standard" loext:marker-style-name="T10"><text:span text:style-name="T10">Капитан </text:span><text:span text:style-name="T13">приказал,</text:span><text:span text:style-name="T10"> чтобы отдали швартовы.</text:span></text:p>
      <text:p text:style-name="Standard" loext:marker-style-name="T5"><text:soft-page-break/><text:span text:style-name="T5">Союз или союзные слова </text:span><text:span text:style-name="T1">что, кто, какой, где, когда и др.</text:span><text:span text:style-name="T5"> — если чужая речь представляет собой вопросительное предложение.</text:span></text:p>
      <text:p text:style-name="Standard" loext:marker-style-name="T10"><text:span text:style-name="T10">Мама </text:span><text:span text:style-name="T13">спросила</text:span><text:span text:style-name="T10">, не я ли открыла форточку.</text:span></text:p>
      <text:p text:style-name="Standard" loext:marker-style-name="T3"><text:span text:style-name="T3">1.Ошибки в предложениях с косвенной речью.</text:span><text:span text:style-name="T3"/></text:p>
      <text:p text:style-name="P4" loext:marker-style-name="T18"><text:span text:style-name="T19">1). Недопустимо смешивать в одном предложении прямую и косвенную речь.</text:span><text:span text:style-name="T19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 loext:marker-style-name="T18"><text:span text:style-name="T18">Пример с ошибкой</text:span><text:span text:style-name="T18"/></text:p>
          </table:table-cell>
          <table:table-cell table:style-name="Table2.A1" office:value-type="string">
            <text:p text:style-name="P5" loext:marker-style-name="T18"><text:span text:style-name="T18">Комментарий причин</text:span><text:span text:style-name="T18"/></text:p>
          </table:table-cell>
          <table:table-cell table:style-name="Table2.C1" office:value-type="string">
            <text:p text:style-name="P5" loext:marker-style-name="T18"><text:span text:style-name="T18">Правильный вариант</text:span><text:span text:style-name="T18"/></text:p>
          </table:table-cell>
        </table:table-row>
        <table:table-row table:style-name="Table2.1">
          <table:table-cell table:style-name="Table2.A2" office:value-type="string">
            <text:p text:style-name="P5" loext:marker-style-name="T20"><text:span text:style-name="T20">1.Учитель поинтересовался, что кто отсутствует в классе.</text:span><text:span text:style-name="T20"/></text:p>
            <text:p text:style-name="P6" loext:marker-style-name="T20"/>
            <text:p text:style-name="P5" loext:marker-style-name="T18"><text:span text:style-name="T18"> 2.</text:span><text:span text:style-name="T20">Мама спросила, что смогу ли я помочь ей вымыть окна.</text:span></text:p>
          </table:table-cell>
          <table:table-cell table:style-name="Table2.A2" office:value-type="string">
            <text:p text:style-name="P5" loext:marker-style-name="T18"><text:span text:style-name="T18">1.В этом предложении смешаны прямая и косвенная речь.</text:span><text:span text:style-name="T18"/></text:p>
            <text:p text:style-name="P7" loext:marker-style-name="T18"/>
            <text:p text:style-name="P5" loext:marker-style-name="T18"><text:span text:style-name="T18"><text:s/>2.Недопустимо в предложе­нии с косвенной речью употреблять в придаточной части союз ЧТО при наличии союза ЛИ.</text:span><text:span text:style-name="T18"/></text:p>
          </table:table-cell>
          <table:table-cell table:style-name="Table2.C2" office:value-type="string">
            <text:p text:style-name="P5" loext:marker-style-name="T21"><text:span text:style-name="T21">1.Учитель поинтересовался, кто отсутствует в классе.</text:span><text:span text:style-name="T21"/></text:p>
            <text:p text:style-name="P8" loext:marker-style-name="T21"/>
            <text:p text:style-name="P5" loext:marker-style-name="T18"><text:span text:style-name="T21"> 2.Мама спросила, смогу ли я помочь ей вымыть окна</text:span><text:span text:style-name="T21"/></text:p>
          </table:table-cell>
        </table:table-row>
      </table:table>
      <text:p text:style-name="P4" loext:marker-style-name="T19"><text:span text:style-name="T19">2).</text:span><text:span text:style-name="T18"> Недопустимо при переводе прямой речи в косвенную в придаточной части употреблять </text:span><text:span text:style-name="T19">личное местоимение Я».</text:span></text:p>
      <text:p text:style-name="P4" loext:marker-style-name="T18"><text:span text:style-name="T19"> </text:span><text:span text:style-name="T18">Местоимения и глаголы в форме первого лица следует заменять местоимениями и глаголами в форме третьего лица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 loext:marker-style-name="T18"><text:span text:style-name="T18">Пример с ошибкой</text:span><text:span text:style-name="T18"/></text:p>
          </table:table-cell>
          <table:table-cell table:style-name="Table3.A1" office:value-type="string">
            <text:p text:style-name="P5" loext:marker-style-name="T18"><text:span text:style-name="T18">Комментарий причин</text:span><text:span text:style-name="T18"/></text:p>
          </table:table-cell>
          <table:table-cell table:style-name="Table3.C1" office:value-type="string">
            <text:p text:style-name="P5" loext:marker-style-name="T18"><text:span text:style-name="T18">Правильный вариант</text:span><text:span text:style-name="T18"/></text:p>
          </table:table-cell>
        </table:table-row>
        <table:table-row table:style-name="Table3.1">
          <table:table-cell table:style-name="Table3.A2" office:value-type="string">
            <text:p text:style-name="P5" loext:marker-style-name="T18"><text:span text:style-name="T20">В своих воспоминаниях Короленко писал, что всегда «Я видел в лице Чехова несомненную интеллигентность».</text:span><text:span text:style-name="T20"/></text:p>
          </table:table-cell>
          <table:table-cell table:style-name="Table3.A2" office:value-type="string">
            <text:p text:style-name="P5" loext:marker-style-name="T18"><text:span text:style-name="T18">При переводе прямой речи в косвенную в придаточной части использовано личное местоимение Я, это недопустимо.</text:span><text:span text:style-name="T18"/></text:p>
          </table:table-cell>
          <table:table-cell table:style-name="Table3.C2" office:value-type="string">
            <text:p text:style-name="P5" loext:marker-style-name="T18"><text:span text:style-name="T21">В своих воспоминаниях Короленко писал, что ОН всегда «видел в лице Чехова несомненную интеллигентность».</text:span><text:span text:style-name="T21"/></text:p>
          </table:table-cell>
        </table:table-row>
      </table:table>
      <text:p text:style-name="P9" loext:marker-style-name="T15"/>
      <text:p text:style-name="P10" loext:marker-style-name="T37"/>
      <text:p text:style-name="P2"><text:soft-page-break/><text:span text:style-name="T22">Упражнение1.Неправильное построение предложения с косвенной речью.</text:span></text:p>
      <text:p text:style-name="P3"><text:span text:style-name="T23">1) Лингвист Ф. И. Буслаев часто говорил, что «я</text:span><text:span text:style-name="T24"> </text:span><text:span text:style-name="T23">убеждён в необходимости основательного преподавания родного языка». - <text:s/>Лингвист Ф. И. Буслаев часто говорил, что </text:span><text:span text:style-name="T25">он </text:span><text:span text:style-name="T23">«убеждён в необходимости основательного преподавания родного языка».</text:span></text:p>
      <text:p text:style-name="P1"><text:span text:style-name="Emphasis"><text:span text:style-name="T28">2) Автор сказал, </text:span></text:span><text:span text:style-name="T36">что </text:span><text:span text:style-name="T35">ОН</text:span><text:span text:style-name="T32"> </text:span><text:span text:style-name="Emphasis"><text:span text:style-name="T28">не согласен с мнением рецензента.</text:span></text:span><text:bookmark text:name="_GoBack"/></text:p>
      <text:p text:style-name="P2"><text:span text:style-name="T23">3) Скалозуб удовлетворённо замечает, что счастлив </text:span><text:span text:style-name="T25">ОН</text:span><text:span text:style-name="T23"> в товарищах </text:span><text:span text:style-name="T25">СВ</text:span><text:span text:style-name="T23">оих.</text:span></text:p>
      <text:p text:style-name="P2"><text:span text:style-name="T23">4) Базаров говорит Аркадию</text:span><text:span text:style-name="T25">,</text:span><text:span text:style-name="T23"> </text:span><text:span text:style-name="T25">ЕГО </text:span><text:span text:style-name="T23">отец — человек отставной.</text:span></text:p>
      <text:p text:style-name="P2"><text:span text:style-name="T23">5) Депутат возразил журналисту, бравшему у него интервью, что как же </text:span><text:span text:style-name="T25">ОН</text:span><text:span text:style-name="T23"> можете не видеть положительных изменений вокруг </text:span><text:span text:style-name="T25">НЕГО</text:span><text:span text:style-name="T23">.</text:span></text:p>
      <text:p text:style-name="P2"><text:span text:style-name="T23">6) Мой котик говорит, что </text:span><text:span text:style-name="T25">ОН</text:span><text:span text:style-name="T23"> обраща</text:span><text:span text:style-name="T25">ЕТСЯ</text:span><text:span text:style-name="T23"> ко всем хозяевам, кому не безразлична судьба питомцев.  </text:span></text:p>
      <text:p text:style-name="P2"><text:span text:style-name="T23">7) Полосатая кошка сказала, что девяти </text:span><text:span text:style-name="T25">ЕЁ</text:span><text:span text:style-name="T23"> жизней не хватит, чтобы отблагодарить хозяюшку за любовь!</text:span></text:p>
      <text:p text:style-name="P2"><text:span text:style-name="T23">8) Отец сказал, что </text:span><text:span text:style-name="T25">ОН</text:span><text:span text:style-name="T23"> верн</text:span><text:span text:style-name="T25">ЕТСЯ </text:span><text:span text:style-name="T23">поздно.</text:span></text:p>
      <text:p text:style-name="P2"><text:span text:style-name="T23">9) Дети закричали, что </text:span><text:span text:style-name="T25">ОНИ </text:span><text:span text:style-name="T23">«не виноваты».</text:span></text:p>
      <text:p text:style-name="P2"><text:span text:style-name="T23">10) Преподаватель спросил студентов, что </text:span><text:span text:style-name="T25">ОНИ</text:span><text:span text:style-name="T23"> успели выполнить.</text:span></text:p>
      <text:p text:style-name="P2"><text:span text:style-name="T23">11) Наполеон однажды заметил, что </text:span><text:span text:style-name="T25">ОН </text:span><text:span text:style-name="T23">«мог проиграть эту битву, но не мог потерять минуту».</text:span></text:p>
      <text:p text:style-name="P2"><text:span text:style-name="T23">12) В своих воспоминаниях Короленко писал, что </text:span><text:span text:style-name="T25">ОН</text:span><text:span text:style-name="T23"> всегда «видел в лице Чехова несомненную интеллигентность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Emphasis" style:family="text" style:parent-style-name="Default_20_Paragraph_20_Font_20__28_WW_29_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омашний ПК</meta:initial-creator>
    <meta:editing-cycles>16</meta:editing-cycles>
    <meta:creation-date>2022-02-24T09:16:00</meta:creation-date>
    <dc:date>2024-01-19T19:40:39.463867108</dc:date>
    <meta:editing-duration>PT1H12M34S</meta:editing-duration>
    <meta:generator>LibreOffice/7.6.4.1$Linux_X86_64 LibreOffice_project/60$Build-1</meta:generator>
    <meta:document-statistic meta:table-count="3" meta:image-count="0" meta:object-count="0" meta:page-count="4" meta:paragraph-count="59" meta:word-count="654" meta:character-count="4533" meta:non-whitespace-character-count="3875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